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6.6903in" table:align="margins"/>
    </style:style>
    <style:style style:name="Table2.A" style:family="table-column">
      <style:table-column-properties style:column-width="2.2299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896in" table:align="left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3.9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color="#3399ff" fo:font-size="14pt" officeooo:rsid="001a34d1" officeooo:paragraph-rsid="001a34d1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00" fo:font-size="14pt" fo:language="pl" fo:country="PL" officeooo:rsid="001bf3a2" officeooo:paragraph-rsid="001bf3a2" style:font-size-asian="14pt" style:font-size-complex="14pt"/>
    </style:style>
    <style:style style:name="P4" style:family="paragraph" style:parent-style-name="Standard">
      <style:text-properties fo:language="pl" fo:country="PL" officeooo:paragraph-rsid="001a34d1"/>
    </style:style>
    <style:style style:name="P5" style:family="paragraph" style:parent-style-name="Standard">
      <style:text-properties fo:language="pl" fo:country="PL" officeooo:rsid="0046d9e1" officeooo:paragraph-rsid="0046d9e1"/>
    </style:style>
    <style:style style:name="P6" style:family="paragraph" style:parent-style-name="Standard">
      <loext:graphic-properties draw:fill="none"/>
      <style:paragraph-properties fo:margin-left="0in" fo:margin-right="0in" fo:text-align="center" style:justify-single-word="false" fo:text-indent="0.25in" style:auto-text-indent="false" fo:background-color="transparent"/>
      <style:text-properties fo:font-size="14pt" fo:language="pl" fo:country="PL" officeooo:rsid="001bf3a2" officeooo:paragraph-rsid="001bf3a2" style:font-size-asian="14pt" style:font-size-complex="14pt"/>
    </style:style>
    <style:style style:name="P7" style:family="paragraph" style:parent-style-name="Standard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color="#669900" fo:font-size="12pt" fo:language="pl" fo:country="PL" fo:font-weight="normal" officeooo:rsid="001bf3a2" officeooo:paragraph-rsid="001bf3a2" style:font-size-asian="10.5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language="pl" fo:country="PL" officeooo:rsid="0046d9e1" officeooo:paragraph-rsid="0046d9e1"/>
    </style:style>
    <style:style style:name="P9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language="pl" fo:country="PL" officeooo:rsid="00414ad7" officeooo:paragraph-rsid="00414ad7"/>
    </style:style>
    <style:style style:name="P10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language="pl" fo:country="PL" officeooo:rsid="004ee8ee" officeooo:paragraph-rsid="004ee8ee"/>
    </style:style>
    <style:style style:name="P11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paragraph-rsid="0041ec6d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indent="0.25in" style:auto-text-indent="false" style:page-number="auto" fo:background-color="transparent"/>
      <style:text-properties fo:language="pl" fo:country="PL" officeooo:rsid="001bf3a2" officeooo:paragraph-rsid="001bf3a2"/>
    </style:style>
    <style:style style:name="P13" style:family="paragraph" style:parent-style-name="Table_20_Contents">
      <style:paragraph-properties fo:text-align="start" style:justify-single-word="false"/>
      <style:text-properties fo:font-size="12pt" fo:language="pl" fo:country="PL" officeooo:rsid="001cfb24" officeooo:paragraph-rsid="001cfb24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fo:language="pl" fo:country="PL" officeooo:rsid="001cfb24" officeooo:paragraph-rsid="001cfb24" style:font-size-asian="10.5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fo:font-size="12pt" fo:language="pl" fo:country="PL" officeooo:rsid="001cfb24" officeooo:paragraph-rsid="001cfb24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fo:language="pl" fo:country="PL" officeooo:rsid="001f55c6" officeooo:paragraph-rsid="001f55c6" style:font-size-asian="10.5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fo:font-size="12pt" fo:language="pl" fo:country="PL" officeooo:rsid="001f55c6" officeooo:paragraph-rsid="001f55c6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fo:language="pl" fo:country="PL" officeooo:rsid="0021930e" officeooo:paragraph-rsid="0021930e" style:font-size-asian="10.5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fo:font-size="12pt" fo:language="pl" fo:country="PL" officeooo:rsid="0021930e" officeooo:paragraph-rsid="0021930e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fo:language="pl" fo:country="PL" officeooo:rsid="0022f20e" officeooo:paragraph-rsid="0022f20e" style:font-size-asian="10.5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fo:font-size="12pt" fo:language="pl" fo:country="PL" officeooo:rsid="0022f20e" officeooo:paragraph-rsid="0026946c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fo:language="pl" fo:country="PL" officeooo:rsid="0024c754" officeooo:paragraph-rsid="0024c754" style:font-size-asian="10.5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fo:font-size="12pt" fo:language="pl" fo:country="PL" officeooo:rsid="0025f155" officeooo:paragraph-rsid="0025f155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fo:language="pl" fo:country="PL" officeooo:rsid="00286402" officeooo:paragraph-rsid="00286402" style:font-size-asian="10.5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fo:font-size="12pt" fo:language="pl" fo:country="PL" officeooo:rsid="00286402" officeooo:paragraph-rsid="00286402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fo:language="pl" fo:country="PL" officeooo:rsid="002b9bfb" officeooo:paragraph-rsid="002b9bfb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fo:language="pl" fo:country="PL" officeooo:rsid="002b9bfb" officeooo:paragraph-rsid="0050d3fa" style:font-size-asian="10.5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fo:font-size="12pt" fo:language="pl" fo:country="PL" officeooo:rsid="002b9bfb" officeooo:paragraph-rsid="002b9bfb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fo:language="pl" fo:country="PL" officeooo:rsid="002c75a5" officeooo:paragraph-rsid="002c75a5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fo:language="pl" fo:country="PL" officeooo:rsid="002c75a5" officeooo:paragraph-rsid="0050d3fa" style:font-size-asian="10.5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fo:font-size="12pt" fo:language="pl" fo:country="PL" officeooo:rsid="002c75a5" officeooo:paragraph-rsid="002c75a5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fo:language="pl" fo:country="PL" officeooo:rsid="002f076c" officeooo:paragraph-rsid="002f076c" style:font-size-asian="10.5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fo:font-size="12pt" fo:language="pl" fo:country="PL" officeooo:rsid="002f076c" officeooo:paragraph-rsid="002f076c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fo:language="pl" fo:country="PL" officeooo:rsid="002f23e6" officeooo:paragraph-rsid="002f23e6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fo:language="pl" fo:country="PL" officeooo:rsid="002f23e6" officeooo:paragraph-rsid="0050d3fa" style:font-size-asian="10.5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fo:font-size="12pt" fo:language="pl" fo:country="PL" officeooo:rsid="002f23e6" officeooo:paragraph-rsid="002f23e6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fo:language="pl" fo:country="PL" officeooo:rsid="00308f9c" officeooo:paragraph-rsid="00308f9c" style:font-size-asian="10.5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fo:font-size="12pt" fo:language="pl" fo:country="PL" officeooo:rsid="00308f9c" officeooo:paragraph-rsid="00308f9c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fo:language="pl" fo:country="PL" officeooo:rsid="0030e47c" officeooo:paragraph-rsid="0030e47c" style:font-size-asian="10.5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fo:font-size="12pt" fo:language="pl" fo:country="PL" officeooo:rsid="0030e47c" officeooo:paragraph-rsid="0030e47c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fo:language="pl" fo:country="PL" officeooo:rsid="0031abfe" officeooo:paragraph-rsid="0031abfe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fo:language="pl" fo:country="PL" officeooo:rsid="00350b03" officeooo:paragraph-rsid="00350b03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fo:language="pl" fo:country="PL" officeooo:rsid="00350b03" officeooo:paragraph-rsid="00368d1a" style:font-size-asian="10.5p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fo:font-size="12pt" fo:language="pl" fo:country="PL" officeooo:rsid="00350b03" officeooo:paragraph-rsid="00350b03" style:font-size-asian="10.5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fo:font-size="12pt" fo:language="pl" fo:country="PL" officeooo:rsid="00350b03" officeooo:paragraph-rsid="00368d1a" style:font-size-asian="10.5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fo:language="pl" fo:country="PL" officeooo:rsid="0037df00" officeooo:paragraph-rsid="0037df00" style:font-size-asian="10.5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fo:language="pl" fo:country="PL" officeooo:rsid="0037df00" officeooo:paragraph-rsid="00392954" style:font-size-asian="10.5pt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fo:font-size="12pt" fo:language="pl" fo:country="PL" officeooo:rsid="0037df00" officeooo:paragraph-rsid="0037df00" style:font-size-asian="10.5pt" style:font-size-complex="12pt"/>
    </style:style>
    <style:style style:name="P49" style:family="paragraph" style:parent-style-name="Table_20_Contents">
      <style:paragraph-properties fo:text-align="justify" style:justify-single-word="false"/>
      <style:text-properties fo:font-size="12pt" fo:language="pl" fo:country="PL" officeooo:rsid="0037df00" officeooo:paragraph-rsid="00392954" style:font-size-asian="10.5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fo:language="pl" fo:country="PL" officeooo:rsid="0039e2d7" officeooo:paragraph-rsid="0039e2d7" style:font-size-asian="10.5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fo:language="pl" fo:country="PL" officeooo:rsid="0039e2d7" officeooo:paragraph-rsid="003e6898" style:font-size-asian="10.5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fo:font-size="12pt" fo:language="pl" fo:country="PL" officeooo:rsid="003b9850" officeooo:paragraph-rsid="003b9850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fo:language="pl" fo:country="PL" officeooo:rsid="003f93ed" officeooo:paragraph-rsid="003f93ed" style:font-size-asian="10.5pt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fo:font-size="12pt" fo:language="pl" fo:country="PL" officeooo:rsid="003f93ed" officeooo:paragraph-rsid="003f93ed" style:font-size-asian="10.5pt" style:font-size-complex="12pt"/>
    </style:style>
    <style:style style:name="P55" style:family="paragraph" style:parent-style-name="Table_20_Contents">
      <style:text-properties fo:color="#3399ff" fo:language="pl" fo:country="PL" officeooo:rsid="0046d9e1" officeooo:paragraph-rsid="0046d9e1"/>
    </style:style>
    <style:style style:name="P56" style:family="paragraph" style:parent-style-name="Table_20_Contents">
      <style:text-properties fo:color="#3399ff" fo:language="pl" fo:country="PL" officeooo:rsid="00484d16" officeooo:paragraph-rsid="00484d16"/>
    </style:style>
    <style:style style:name="P57" style:family="paragraph" style:parent-style-name="Table_20_Contents">
      <style:paragraph-properties fo:text-align="center" style:justify-single-word="false"/>
      <style:text-properties fo:language="pl" fo:country="PL" officeooo:rsid="0046d9e1" officeooo:paragraph-rsid="0046d9e1"/>
    </style:style>
    <style:style style:name="P58" style:family="paragraph" style:parent-style-name="Table_20_Contents">
      <style:text-properties fo:language="pl" fo:country="PL" officeooo:rsid="0046d9e1" officeooo:paragraph-rsid="0046d9e1"/>
    </style:style>
    <style:style style:name="P59" style:family="paragraph" style:parent-style-name="Table_20_Contents">
      <style:paragraph-properties fo:text-align="justify" style:justify-single-word="false"/>
      <style:text-properties fo:language="pl" fo:country="PL" officeooo:rsid="0046d9e1" officeooo:paragraph-rsid="0046d9e1"/>
    </style:style>
    <style:style style:name="P60" style:family="paragraph" style:parent-style-name="Table_20_Contents">
      <style:text-properties fo:language="pl" fo:country="PL" officeooo:rsid="0047506f" officeooo:paragraph-rsid="0047506f"/>
    </style:style>
    <style:style style:name="P61" style:family="paragraph" style:parent-style-name="Table_20_Contents">
      <style:text-properties fo:language="pl" fo:country="PL" officeooo:rsid="00484d16" officeooo:paragraph-rsid="004a0423"/>
    </style:style>
    <style:style style:name="P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pl" fo:country="PL" officeooo:rsid="001bf3a2" officeooo:paragraph-rsid="001bf3a2"/>
    </style:style>
    <style:style style:name="P6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4pt" fo:language="pl" fo:country="PL" officeooo:rsid="0046d9e1" officeooo:paragraph-rsid="0046d9e1" style:font-size-asian="14pt" style:font-size-complex="14pt"/>
    </style:style>
    <style:style style:name="P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pl" fo:country="PL" officeooo:rsid="0046d9e1" officeooo:paragraph-rsid="0046d9e1"/>
    </style:style>
    <style:style style:name="P65" style:family="paragraph" style:parent-style-name="Standard">
      <loext:graphic-properties draw:fill="none"/>
      <style:paragraph-properties fo:margin-left="0in" fo:margin-right="0in" fo:text-indent="0in" style:auto-text-indent="false" fo:break-before="page" fo:background-color="transparent"/>
      <style:text-properties fo:language="pl" fo:country="PL" officeooo:rsid="0046d9e1" officeooo:paragraph-rsid="0046d9e1"/>
    </style:style>
    <style:style style:name="P66" style:family="paragraph" style:parent-style-name="Table_20_Contents">
      <style:text-properties fo:language="pl" fo:country="PL" officeooo:rsid="0054924b" officeooo:paragraph-rsid="0054924b"/>
    </style:style>
    <style:style style:name="P67" style:family="paragraph" style:parent-style-name="Table_20_Contents">
      <style:paragraph-properties fo:text-align="start" style:justify-single-word="false"/>
      <style:text-properties fo:font-size="12pt" fo:language="pl" fo:country="PL" officeooo:rsid="00575715" officeooo:paragraph-rsid="00575715" style:font-size-asian="10.5pt" style:font-size-complex="12pt"/>
    </style:style>
    <style:style style:name="P68" style:family="paragraph" style:parent-style-name="Table_20_Contents">
      <style:paragraph-properties fo:text-align="justify" style:justify-single-word="false"/>
      <style:text-properties fo:font-size="12pt" fo:language="pl" fo:country="PL" officeooo:rsid="00575715" officeooo:paragraph-rsid="00575715" style:font-size-asian="10.5pt" style:font-size-complex="12pt"/>
    </style:style>
    <style:style style:name="T1" style:family="text">
      <style:text-properties fo:color="#6699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68d1a" style:font-weight-asian="bold" style:font-weight-complex="bold"/>
    </style:style>
    <style:style style:name="T4" style:family="text">
      <style:text-properties fo:font-weight="bold" officeooo:rsid="00392954" style:font-weight-asian="bold" style:font-weight-complex="bold"/>
    </style:style>
    <style:style style:name="T5" style:family="text">
      <style:text-properties fo:font-weight="bold" officeooo:rsid="003e6898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6946c" style:font-style-asian="italic" style:font-style-complex="italic"/>
    </style:style>
    <style:style style:name="T8" style:family="text">
      <style:text-properties fo:font-style="italic" officeooo:rsid="0031abfe" style:font-style-asian="italic" style:font-style-complex="italic"/>
    </style:style>
    <style:style style:name="T9" style:family="text">
      <style:text-properties fo:font-style="italic" officeooo:rsid="00368d1a" style:font-style-asian="italic" style:font-style-complex="italic"/>
    </style:style>
    <style:style style:name="T10" style:family="text">
      <style:text-properties fo:font-style="italic" officeooo:rsid="00392954" style:font-style-asian="italic" style:font-style-complex="italic"/>
    </style:style>
    <style:style style:name="T11" style:family="text">
      <style:text-properties fo:font-style="italic" officeooo:rsid="0039e2d7" style:font-style-asian="italic" style:font-style-complex="italic"/>
    </style:style>
    <style:style style:name="T12" style:family="text">
      <style:text-properties fo:color="#3399ff"/>
    </style:style>
    <style:style style:name="T13" style:family="text">
      <style:text-properties fo:color="#3399ff" fo:font-style="normal" style:font-style-asian="normal" style:font-style-complex="normal"/>
    </style:style>
    <style:style style:name="T14" style:family="text">
      <style:text-properties fo:color="#3399ff" style:text-underline-style="none"/>
    </style:style>
    <style:style style:name="T15" style:family="text">
      <style:text-properties fo:color="#3399ff" style:text-underline-style="none" fo:font-weight="bold" officeooo:rsid="00484d16" style:font-weight-asian="bold" style:font-weight-complex="bold"/>
    </style:style>
    <style:style style:name="T16" style:family="text">
      <style:text-properties fo:color="#3399ff" style:text-underline-style="none" officeooo:rsid="00590417"/>
    </style:style>
    <style:style style:name="T17" style:family="text">
      <style:text-properties fo:color="#3399ff" fo:font-size="12pt" fo:font-weight="normal" officeooo:rsid="004a0423" style:font-size-asian="10.5pt" style:font-weight-asian="normal" style:font-size-complex="12pt" style:font-weight-complex="normal"/>
    </style:style>
    <style:style style:name="T18" style:family="text">
      <style:text-properties fo:color="#3399ff" style:text-underline-style="solid" style:text-underline-width="auto" style:text-underline-color="font-color"/>
    </style:style>
    <style:style style:name="T19" style:family="text">
      <style:text-properties fo:color="#3399ff" officeooo:rsid="00590417"/>
    </style:style>
    <style:style style:name="T20" style:family="text">
      <style:text-properties officeooo:rsid="0021930e"/>
    </style:style>
    <style:style style:name="T21" style:family="text">
      <style:text-properties officeooo:rsid="0022f20e"/>
    </style:style>
    <style:style style:name="T22" style:family="text">
      <style:text-properties officeooo:rsid="002a139d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a139d" style:font-style-asian="normal" style:font-style-complex="normal"/>
    </style:style>
    <style:style style:name="T25" style:family="text">
      <style:text-properties fo:font-style="normal" officeooo:rsid="00392954" style:font-style-asian="normal" style:font-style-complex="normal"/>
    </style:style>
    <style:style style:name="T26" style:family="text">
      <style:text-properties fo:font-style="normal" officeooo:rsid="0050d3fa" style:font-style-asian="normal" style:font-style-complex="normal"/>
    </style:style>
    <style:style style:name="T27" style:family="text">
      <style:text-properties officeooo:rsid="0031abfe"/>
    </style:style>
    <style:style style:name="T28" style:family="text">
      <style:text-properties officeooo:rsid="00333881"/>
    </style:style>
    <style:style style:name="T29" style:family="text">
      <style:text-properties officeooo:rsid="00368d1a"/>
    </style:style>
    <style:style style:name="T30" style:family="text">
      <style:text-properties officeooo:rsid="00392954"/>
    </style:style>
    <style:style style:name="T31" style:family="text">
      <style:text-properties officeooo:rsid="0039e2d7"/>
    </style:style>
    <style:style style:name="T32" style:family="text">
      <style:text-properties officeooo:rsid="003e6898"/>
    </style:style>
    <style:style style:name="T33" style:family="text">
      <style:text-properties officeooo:rsid="003fc5de"/>
    </style:style>
    <style:style style:name="T34" style:family="text">
      <style:text-properties fo:language="pl" fo:country="PL" officeooo:rsid="0041ec6d"/>
    </style:style>
    <style:style style:name="T35" style:family="text">
      <style:text-properties fo:language="pl" fo:country="PL" style:text-underline-style="none" fo:font-weight="bold" officeooo:rsid="00443a15" style:font-weight-asian="bold" style:font-weight-complex="bold"/>
    </style:style>
    <style:style style:name="T36" style:family="text">
      <style:text-properties fo:language="pl" fo:country="PL" style:text-underline-style="none" fo:font-weight="normal" officeooo:rsid="00443a15" style:font-weight-asian="normal" style:font-weight-complex="normal"/>
    </style:style>
    <style:style style:name="T37" style:family="text">
      <style:text-properties officeooo:rsid="0046d9e1"/>
    </style:style>
    <style:style style:name="T38" style:family="text">
      <style:text-properties officeooo:rsid="00484d16"/>
    </style:style>
    <style:style style:name="T39" style:family="text">
      <style:text-properties fo:font-size="12pt" fo:font-weight="bold" officeooo:rsid="002f23e6" style:font-size-asian="10.5pt" style:font-weight-asian="bold" style:font-size-complex="12pt" style:font-weight-complex="bold"/>
    </style:style>
    <style:style style:name="T40" style:family="text">
      <style:text-properties fo:font-size="12pt" fo:font-weight="normal" officeooo:rsid="002f23e6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4a0423" style:font-size-asian="10.5pt" style:font-weight-asian="normal" style:font-size-complex="12pt" style:font-weight-complex="normal"/>
    </style:style>
    <style:style style:name="T42" style:family="text">
      <style:text-properties fo:font-size="12pt" style:text-underline-style="none" fo:font-weight="bold" officeooo:rsid="004a0423" style:font-size-asian="10.5pt" style:font-weight-asian="bold" style:font-size-complex="12pt" style:font-weight-complex="bold"/>
    </style:style>
    <style:style style:name="T43" style:family="text">
      <style:text-properties officeooo:rsid="004a0423"/>
    </style:style>
    <style:style style:name="T44" style:family="text">
      <style:text-properties officeooo:rsid="004b95f1"/>
    </style:style>
    <style:style style:name="T45" style:family="text">
      <style:text-properties officeooo:rsid="004c3a92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fo:font-weight="bold" style:font-weight-asian="bold" style:font-weight-complex="bold"/>
    </style:style>
    <style:style style:name="T48" style:family="text">
      <style:text-properties officeooo:rsid="0050d3fa"/>
    </style:style>
    <style:style style:name="T49" style:family="text">
      <style:text-properties fo:color="#000000" officeooo:rsid="0055b61e"/>
    </style:style>
    <style:style style:name="T50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 <text:span text:style-name="T33">OPIS</text:span> BIBLIOTEKI</text:p>
      <text:p text:style-name="P4"/>
      <text:p text:style-name="P12">Biblioteka «matrix» ma cel przedstawić użytkownikowi funkcji do posługiwania się na macierzach .</text:p>
      <text:p text:style-name="P9">Funkcji tej biblioteki faktycznie przejmują znaczenia wejściowych macierzy przez wartość. To pozwala bezpiecznie używać jako wejściowy i wyjściowy parametr tą samą macierz bez wycieków pamięci.</text:p>
      <text:p text:style-name="P10">Do tworzenia macierzy trzeba korzystać z funkcji <text:a xlink:type="simple" xlink:href="#make_matrix" text:style-name="Internet_20_link" text:visited-style-name="Visited_20_Internet_20_Link"><text:span text:style-name="T47">make_matrix</text:span></text:a>.</text:p>
      <text:p text:style-name="P11"><text:span text:style-name="T34">Każdą macierz po wykorzystaniu trzeba zniszczyć za pomocą funkcji </text:span><text:a xlink:type="simple" xlink:href="#delete_matrix" text:style-name="Internet_20_link" text:visited-style-name="Visited_20_Internet_20_Link"><text:span text:style-name="T35">delete_matrix</text:span></text:a><text:span text:style-name="T36">.</text:span></text:p>
      <text:p text:style-name="P62"/>
      <text:p text:style-name="P63">2 OPIS DANYCH</text:p>
      <text:p text:style-name="P63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7">Typ danych</text:p>
          </table:table-cell>
          <table:table-cell table:style-name="Table2.A1" office:value-type="string">
            <text:p text:style-name="P57">Pola</text:p>
          </table:table-cell>
          <table:table-cell table:style-name="Table2.C1" office:value-type="string">
            <text:p text:style-name="P57">Opis typu</text:p>
          </table:table-cell>
        </table:table-row>
        <table:table-row>
          <table:table-cell table:style-name="Table2.A2" table:number-rows-spanned="5" office:value-type="string">
            <text:p text:style-name="P55"><text:bookmark-start text:name="matrix"/>matrix<text:bookmark-end text:name="matrix"/></text:p>
          </table:table-cell>
          <table:table-cell table:style-name="Table2.B2" table:number-columns-spanned="2" office:value-type="string">
            <text:p text:style-name="P59">Struktura danych, realizująca abstrakcję macierzy.</text:p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5"><text:span text:style-name="T12">double</text:span> **array</text:p>
          </table:table-cell>
          <table:table-cell table:style-name="Table2.B2" office:value-type="string">
            <text:p text:style-name="P58">Macierz dwuwymiarowa typu <text:span text:style-name="T12">double</text:span>. Dostęp do elementów odbywa się jak do zwyczajnej dwuwymiarowej tablicy: array[i][j].</text:p>
          </table:table-cell>
        </table:table-row>
        <table:table-row>
          <table:covered-table-cell/>
          <table:table-cell table:style-name="Table2.A2" office:value-type="string">
            <text:p text:style-name="P58"><text:span text:style-name="T12">int</text:span> n_rows</text:p>
          </table:table-cell>
          <table:table-cell table:style-name="Table2.B2" office:value-type="string">
            <text:p text:style-name="P60">Liczba wierszy macierzy. Wartość zostaje nadawana przez funkcji biblioteki. Ręczne nadawanie temu polowi wartości spowoduje nieokreślone zachowanie się programu.</text:p>
          </table:table-cell>
        </table:table-row>
        <table:table-row>
          <table:covered-table-cell/>
          <table:table-cell table:style-name="Table2.A2" office:value-type="string">
            <text:p text:style-name="P58"><text:span text:style-name="T12">int</text:span> n_columns</text:p>
          </table:table-cell>
          <table:table-cell table:style-name="Table2.B2" office:value-type="string">
            <text:p text:style-name="P60">Liczba kolumn macierzy. Wartość zostaje nadawana przez funkcji biblioteki. Ręczne nadawanie temu polowi wartości spowoduje nieokreślone zachowanie się programu.</text:p>
          </table:table-cell>
        </table:table-row>
        <table:table-row>
          <table:covered-table-cell/>
          <table:table-cell table:style-name="Table2.A2" office:value-type="string">
            <text:p text:style-name="P66"><text:span text:style-name="T12">int</text:span> n_permutations</text:p>
          </table:table-cell>
          <table:table-cell table:style-name="Table2.B2" office:value-type="string">
            <text:p text:style-name="P66">Zawiera liczbę permutacji, które zostały zrobione nad macierzą.</text:p>
          </table:table-cell>
        </table:table-row>
        <table:table-row>
          <table:table-cell table:style-name="Table2.A2" office:value-type="string">
            <text:p text:style-name="P56"><text:bookmark-start text:name="init_user"/>*init_user<text:bookmark-end text:name="init_user"/></text:p>
          </table:table-cell>
          <table:table-cell table:style-name="Table2.B2" table:number-columns-spanned="2" office:value-type="string">
            <text:p text:style-name="P61">Wskaźnik na funkcję o prototypie <text:span text:style-name="T12">double</text:span> foo (<text:span text:style-name="T12">int</text:span>, <text:span text:style-name="T12">int</text:span>). <text:span text:style-name="T43">Ta funkcja wykorzystuje się przy inicjalizacji macierzy przez funkcję </text:span><text:a xlink:type="simple" xlink:href="#init_matrix_by_function" text:style-name="Internet_20_link" text:visited-style-name="Visited_20_Internet_20_Link"><text:span text:style-name="T42">init_matrix_by_function</text:span></text:a><text:span text:style-name="T40">.</text:span><text:span text:style-name="T39"> </text:span><text:span text:style-name="T41">Każdemu elementowi macierzy array[i][j] zostaje przepisana wartość foo(</text:span><text:span text:style-name="T17">int</text:span><text:span text:style-name="T41">, </text:span><text:span text:style-name="T17">int</text:span><text:span text:style-name="T41">), gdzie jako parametry zostają podstawione indeksy bieżącego elementu.</text:span></text:p>
          </table:table-cell>
          <table:covered-table-cell/>
        </table:table-row>
      </table:table>
      <text:p text:style-name="P8"/>
      <text:p text:style-name="P64"/>
      <text:p text:style-name="P65"/>
      <text:p text:style-name="P6"><text:span text:style-name="T37">3</text:span> OPIS FUNKCJI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rototyp funkcji</text:p>
          </table:table-cell>
          <table:table-cell table:style-name="Table1.B1" office:value-type="string">
            <text:p text:style-name="P14">Opis funkcji</text:p>
          </table:table-cell>
        </table:table-row>
        <table:table-row>
          <table:table-cell table:style-name="Table1.A2" office:value-type="string">
            <text:p text:style-name="P13"><text:span text:style-name="T12">double</text:span> <text:span text:style-name="T2">determinant</text:span></text:p>
            <text:p text:style-name="P13">(<text:span text:style-name="T49">IN</text:span> 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15">Zwraca wartość wyznacznika macierzy, podanej jako parametr. <text:span text:style-name="T45">W przypadku błędu zwraca 0, ponieważ zerowy wyznacznik oznacza, że macierz nie jest kwadratowa.</text:span></text:p>
          </table:table-cell>
        </table:table-row>
        <table:table-row>
          <table:table-cell table:style-name="Table1.A3" office:value-type="string">
            <text:p text:style-name="P43"><text:span text:style-name="T12">int</text:span> <text:span text:style-name="T3">column</text:span><text:span text:style-name="T2">_mult_on_const</text:span></text:p>
            <text:p text:style-name="P43">(<text:span text:style-name="T12">double</text:span> <text:span text:style-name="T6">factor</text:span>, </text:p>
            <text:p text:style-name="P43"><text:span text:style-name="T12">int </text:span><text:span text:style-name="T6">i_</text:span><text:span text:style-name="T9">column</text:span>, </text:p>
            <text:p text:style-name="P43">MODYFIED 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3" office:value-type="string">
            <text:p text:style-name="P45">Mnoży <text:span text:style-name="T29">kolumnę</text:span> <text:span text:style-name="T6">i_</text:span><text:span text:style-name="T9">column</text:span> macierzy MODYFIED przez wartość <text:span text:style-name="T6">factor</text:span>. <text:span text:style-name="T24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47"><text:span text:style-name="T12">int</text:span> <text:span text:style-name="T4">columns</text:span><text:span text:style-name="T2">_sub</text:span></text:p>
            <text:p text:style-name="P47">(<text:span text:style-name="T12">double</text:span> <text:span text:style-name="T6">factor</text:span>, </text:p>
            <text:p text:style-name="P47"><text:span text:style-name="T12">int</text:span> <text:span text:style-name="T6">i_subtracted_</text:span><text:span text:style-name="T10">column</text:span>, </text:p>
            <text:p text:style-name="P47"><text:span text:style-name="T12">int</text:span> <text:span text:style-name="T6">i_subtracting_</text:span><text:span text:style-name="T10">column</text:span>, <text:a xlink:type="simple" xlink:href="#matrix" text:style-name="Internet_20_link" text:visited-style-name="Visited_20_Internet_20_Link"><text:span text:style-name="T46">MODYFIED </text:span></text:a>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49">Odejmuje od <text:span text:style-name="T30">kolumny</text:span> <text:span text:style-name="T6">i_subtracted_</text:span><text:span text:style-name="T10">column</text:span><text:span text:style-name="T6"> </text:span><text:span text:style-name="T23">macierzy MODYFIED</text:span><text:span text:style-name="T6"> </text:span><text:span text:style-name="T25">kolumnę</text:span><text:span text:style-name="T23"> </text:span><text:span text:style-name="T6">i_subtracting_</text:span><text:span text:style-name="T10">column</text:span><text:span text:style-name="T23">, mnożon</text:span><text:span text:style-name="T25">ą</text:span><text:span text:style-name="T23"> przez </text:span><text:span text:style-name="T6">factor. </text:span><text:span text:style-name="T24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41"><text:span text:style-name="T12">int</text:span> <text:span text:style-name="T2">columns_swap</text:span></text:p>
            <text:p text:style-name="P41">(<text:span text:style-name="T12">int</text:span> <text:span text:style-name="T6">i_col_1</text:span>, <text:span text:style-name="T12">int</text:span> <text:span text:style-name="T6">i_col_2</text:span>, <text:a xlink:type="simple" xlink:href="#matrix" text:style-name="Internet_20_link" text:visited-style-name="Visited_20_Internet_20_Link"><text:span text:style-name="T46">MODYFIED </text:span></text:a>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40">Zamienia miejscami <text:span text:style-name="T27">kolumny</text:span> <text:span text:style-name="T6">i_</text:span><text:span text:style-name="T8">col</text:span><text:span text:style-name="T6">_1</text:span> i <text:span text:style-name="T6">i_</text:span><text:span text:style-name="T8">col</text:span><text:span text:style-name="T6">_2</text:span> macierzy MODYFIED. <text:span text:style-name="T24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51"><text:span text:style-name="T12">int</text:span> <text:span text:style-name="T2">copy_</text:span><text:span text:style-name="T5">column</text:span><text:span text:style-name="T2">_to_other_matrix</text:span></text:p>
            <text:p text:style-name="P51">(<text:span text:style-name="T12">int</text:span> <text:span text:style-name="T6">i_source</text:span>, <text:span text:style-name="T12">int</text:span> <text:span text:style-name="T6">i_recieve</text:span>r, <text:a xlink:type="simple" xlink:href="#matrix" text:style-name="Internet_20_link" text:visited-style-name="Visited_20_Internet_20_Link"><text:span text:style-name="T46">IN </text:span></text:a><text:a xlink:type="simple" xlink:href="#matrix" text:style-name="Internet_20_link" text:visited-style-name="Visited_20_Internet_20_Link"><text:span text:style-name="T14">matrix </text:span></text:a>*<text:span text:style-name="T6">in_matrix</text:span>, <text:a xlink:type="simple" xlink:href="#matrix" text:style-name="Internet_20_link" text:visited-style-name="Visited_20_Internet_20_Link"><text:span text:style-name="T46">OUT </text:span></text:a><text:a xlink:type="simple" xlink:href="#matrix" text:style-name="Internet_20_link" text:visited-style-name="Visited_20_Internet_20_Link"><text:span text:style-name="T14">matrix </text:span></text:a>*<text:span text:style-name="T6">out_matrix</text:span>)</text:p>
          </table:table-cell>
          <table:table-cell table:style-name="Table1.B2" office:value-type="string">
            <text:p text:style-name="P52">Kopiuje <text:span text:style-name="T32">kolumnę</text:span> <text:span text:style-name="T11">i_source</text:span> macierzy <text:span text:style-name="T11">in_matrix</text:span> do <text:span text:style-name="T32">kolumny</text:span> <text:span text:style-name="T11">i_recieve</text:span><text:span text:style-name="T31">r</text:span> macierzy <text:span text:style-name="T11">out_matrix</text:span>. <text:span text:style-name="T24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16"><text:span text:style-name="T12">int</text:span> <text:span text:style-name="T2">copy_matrix</text:span></text:p>
            <text:p text:style-name="P16">(IN <text:span text:style-name="T12">matrix</text:span>*, OUT <text:span text:style-name="T12">matrix</text:span>*)</text:p>
          </table:table-cell>
          <table:table-cell table:style-name="Table1.B2" office:value-type="string">
            <text:p text:style-name="P17">Kopiuje macierz IN do macierzy OUT, zwracając 1 w przypadku sukcesu i 0 w przeciwnym przypadku.</text:p>
          </table:table-cell>
        </table:table-row>
        <table:table-row>
          <table:table-cell table:style-name="Table1.A2" office:value-type="string">
            <text:p text:style-name="P50"><text:span text:style-name="T12">int</text:span> <text:span text:style-name="T2">copy_row_to_other_matrix</text:span></text:p>
            <text:p text:style-name="P50">(<text:span text:style-name="T12">int</text:span> <text:span text:style-name="T6">i_source</text:span>, <text:span text:style-name="T12">int</text:span> <text:span text:style-name="T6">i_recieve</text:span>r, <text:a xlink:type="simple" xlink:href="#matrix" text:style-name="Internet_20_link" text:visited-style-name="Visited_20_Internet_20_Link"><text:span text:style-name="T46">IN </text:span></text:a><text:a xlink:type="simple" xlink:href="#matrix" text:style-name="Internet_20_link" text:visited-style-name="Visited_20_Internet_20_Link"><text:span text:style-name="T14">matrix </text:span></text:a>*<text:span text:style-name="T6">in_matrix</text:span>, <text:a xlink:type="simple" xlink:href="#matrix" text:style-name="Internet_20_link" text:visited-style-name="Visited_20_Internet_20_Link"><text:span text:style-name="T46">OUT </text:span></text:a><text:a xlink:type="simple" xlink:href="#matrix" text:style-name="Internet_20_link" text:visited-style-name="Visited_20_Internet_20_Link"><text:span text:style-name="T14">matrix </text:span></text:a>*<text:span text:style-name="T6">out_matrix</text:span>)</text:p>
          </table:table-cell>
          <table:table-cell table:style-name="Table1.B2" office:value-type="string">
            <text:p text:style-name="P52">Kopiuje wiersz <text:span text:style-name="T11">i_source</text:span> macierzy <text:span text:style-name="T11">in_matrix</text:span> do wierszu <text:span text:style-name="T11">i_recieve</text:span><text:span text:style-name="T31">r</text:span> macierzy <text:span text:style-name="T11">out_matrix</text:span>. <text:span text:style-name="T24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37"><text:bookmark-start text:name="delete_matrix"/><text:span text:style-name="T12">int</text:span> <text:span text:style-name="T2">delete_matrix</text:span><text:bookmark-end text:name="delete_matrix"/></text:p>
            <text:p text:style-name="P37">(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38">Wyzwala pamięć dynamiczną, zajętą macierzą, podaną jako parametr. <text:span text:style-name="T24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32"><text:span text:style-name="T12">int</text:span> <text:span text:style-name="T2">init_matrix_as_unit</text:span></text:p>
            <text:p text:style-name="P32">(<text:span text:style-name="T48">MODYFIED</text:span> 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33">Inicjalizuje macierz OUT jako jedynkową, to znaczy 1 na głównej przekątnej i 0 na pozostałych <text:span text:style-name="T28">miejscach.</text:span> <text:span text:style-name="T24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34"><text:bookmark-start text:name="init_matrix_by_function"/><text:span text:style-name="T12">int</text:span> <text:span text:style-name="T2">init_matrix_by_function</text:span><text:bookmark-end text:name="init_matrix_by_function"/></text:p>
            <text:p text:style-name="P35">(<text:span text:style-name="T48">MODYFIED</text:span> <text:a xlink:type="simple" xlink:href="#matrix" text:style-name="Internet_20_link" text:visited-style-name="Visited_20_Internet_20_Link"><text:span text:style-name="T14">matrix</text:span></text:a>*, <text:span text:style-name="T12">init_user</text:span>)</text:p>
          </table:table-cell>
          <table:table-cell table:style-name="Table1.B2" office:value-type="string">
            <text:p text:style-name="P36">Inicjalizuje <text:span text:style-name="T44">każdy element</text:span> macierz<text:span text:style-name="T44">y</text:span> OUT, funkcj<text:span text:style-name="T38">ą</text:span> <text:a xlink:type="simple" xlink:href="#init_user" text:style-name="Internet_20_link" text:visited-style-name="Visited_20_Internet_20_Link"><text:span text:style-name="T15">init_user</text:span></text:a>. <text:span text:style-name="T24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29"><text:span text:style-name="T12">int</text:span> <text:span text:style-name="T2">init_matrix_by_random</text:span></text:p>
            <text:p text:style-name="P30">(<text:span text:style-name="T48">MODYFIED</text:span> <text:a xlink:type="simple" xlink:href="#matrix" text:style-name="Internet_20_link" text:visited-style-name="Visited_20_Internet_20_Link"><text:span text:style-name="T14">matrix</text:span></text:a>*, </text:p>
            <text:p text:style-name="P30"><text:span text:style-name="T12">int32_t</text:span> <text:span text:style-name="T6">down</text:span>, <text:span text:style-name="T12">int32_t</text:span> <text:span text:style-name="T6">up</text:span>)</text:p>
          </table:table-cell>
          <table:table-cell table:style-name="Table1.B2" office:value-type="string">
            <text:p text:style-name="P31">Inicjalizuje macierz OUT wartościami losowymi typu <text:span text:style-name="T12">int</text:span> w zakresie od <text:span text:style-name="T6">down</text:span> do <text:span text:style-name="T6">up. </text:span><text:span text:style-name="T23">Parametry </text:span><text:span text:style-name="T6">down</text:span><text:span text:style-name="T23"> i </text:span><text:span text:style-name="T6">up</text:span><text:span text:style-name="T23"> muszą być typ</text:span><text:span text:style-name="T26">u</text:span><text:span text:style-name="T23"> </text:span><text:span text:style-name="T13">int32_t</text:span><text:span text:style-name="T23"> lub mieć rozmiar nie więcej, niż 32 bity. <text:s/></text:span><text:span text:style-name="T24">W przypadku sukcesu zwraca 1, w przeciwnym przypadku 0.</text:span></text:p>
          </table:table-cell>
        </table:table-row>
        <text:soft-page-break/>
        <table:table-row>
          <table:table-cell table:style-name="Table1.A2" office:value-type="string">
            <text:p text:style-name="P26"><text:span text:style-name="T12">int</text:span> <text:span text:style-name="T2">init_matrix</text:span></text:p>
            <text:p text:style-name="P27">(<text:span text:style-name="T48">MODYFIED</text:span> 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28">Inicjalizuje macierz, podaną w parametrze wartościami, odczytywanymi ze standardowego wejścia. <text:span text:style-name="T22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53"><text:span text:style-name="T12">int</text:span> <text:span text:style-name="T2">inverse_matrix</text:span></text:p>
            <text:p text:style-name="P53">(IN <text:a xlink:type="simple" xlink:href="#matrix" text:style-name="Internet_20_link" text:visited-style-name="Visited_20_Internet_20_Link"><text:span text:style-name="T14">matrix</text:span></text:a> *<text:span text:style-name="T6">in_matrix</text:span>, <text:a xlink:type="simple" xlink:href="#matrix" text:style-name="Internet_20_link" text:visited-style-name="Visited_20_Internet_20_Link"><text:span text:style-name="T46">OUT </text:span></text:a><text:a xlink:type="simple" xlink:href="#matrix" text:style-name="Internet_20_link" text:visited-style-name="Visited_20_Internet_20_Link"><text:span text:style-name="T14">matrix</text:span></text:a> *<text:span text:style-name="T6">out_matrix</text:span>)</text:p>
          </table:table-cell>
          <table:table-cell table:style-name="Table1.B2" office:value-type="string">
            <text:p text:style-name="P54">Zapisuje do macierzy <text:span text:style-name="T6">out_matrix</text:span> macierz odwrotną do macierzy <text:span text:style-name="T6">in_matrix</text:span>. <text:span text:style-name="T24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20"><text:span text:style-name="T12">int</text:span> <text:span text:style-name="T2">multiplex_matrixes</text:span></text:p>
            <text:p text:style-name="P20">(IN <text:a xlink:type="simple" xlink:href="#matrix" text:style-name="Internet_20_link" text:visited-style-name="Visited_20_Internet_20_Link"><text:span text:style-name="T14">matrix</text:span></text:a>* <text:span text:style-name="T7">in_matrix_1</text:span>, <text:a xlink:type="simple" xlink:href="#matrix" text:style-name="Internet_20_link" text:visited-style-name="Visited_20_Internet_20_Link"><text:span text:style-name="T46">IN </text:span></text:a><text:a xlink:type="simple" xlink:href="#matrix" text:style-name="Internet_20_link" text:visited-style-name="Visited_20_Internet_20_Link"><text:span text:style-name="T14">matrix</text:span></text:a>* <text:span text:style-name="T7">in_matrix_2</text:span>, <text:a xlink:type="simple" xlink:href="#matrix" text:style-name="Internet_20_link" text:visited-style-name="Visited_20_Internet_20_Link"><text:span text:style-name="T46">OUT </text:span></text:a>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21">Zapisuje do macierzy OUT iloczyn macierzy <text:span text:style-name="T7">in_matrix_1</text:span> przez macierz <text:span text:style-name="T7">in_matrix_2</text:span>. W<text:span text:style-name="T20">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67"><text:span text:style-name="T12">int</text:span> <text:span text:style-name="T2">rank</text:span></text:p>
            <text:p text:style-name="P67">(IN <text:a xlink:type="simple" xlink:href="#matrix" text:style-name="Internet_20_link" text:visited-style-name="Visited_20_Internet_20_Link"><text:span text:style-name="T16">matrix</text:span></text:a>*)</text:p>
          </table:table-cell>
          <table:table-cell table:style-name="Table1.B2" office:value-type="string">
            <text:p text:style-name="P68">Zwraca rang podanej macierzy.</text:p>
          </table:table-cell>
        </table:table-row>
        <table:table-row>
          <table:table-cell table:style-name="Table1.A2" office:value-type="string">
            <text:p text:style-name="P42"><text:span text:style-name="T12">int</text:span> <text:span text:style-name="T2">row_mult_on_const</text:span></text:p>
            <text:p text:style-name="P42">(<text:span text:style-name="T12">double</text:span> <text:span text:style-name="T6">factor</text:span>, <text:span text:style-name="T12">int</text:span> <text:span text:style-name="T6">i_row</text:span>, <text:a xlink:type="simple" xlink:href="#matrix" text:style-name="Internet_20_link" text:visited-style-name="Visited_20_Internet_20_Link"><text:span text:style-name="T46">MODYFIED </text:span></text:a>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44">Mnoży wiersz <text:span text:style-name="T6">i_row</text:span> macierzy MODYFIED przez wartość <text:span text:style-name="T6">factor</text:span>. <text:span text:style-name="T24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46"><text:span text:style-name="T12">int</text:span> <text:span text:style-name="T2">rows_sub</text:span></text:p>
            <text:p text:style-name="P46">(<text:span text:style-name="T12">double</text:span> <text:span text:style-name="T6">factor</text:span>, </text:p>
            <text:p text:style-name="P46"><text:span text:style-name="T12">int</text:span> <text:span text:style-name="T6">i_subtracted_row</text:span>, </text:p>
            <text:p text:style-name="P46"><text:span text:style-name="T12">int</text:span> <text:span text:style-name="T6">i_subtracting_row</text:span>, <text:a xlink:type="simple" xlink:href="#matrix" text:style-name="Internet_20_link" text:visited-style-name="Visited_20_Internet_20_Link"><text:span text:style-name="T46">MODYFIED </text:span></text:a>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48">Odejmuje od wiersza <text:span text:style-name="T6">i_subtracted_row </text:span><text:span text:style-name="T23">macierzy MODYFIED</text:span><text:span text:style-name="T6"> </text:span><text:span text:style-name="T23">wiersz </text:span><text:span text:style-name="T6">i_subtracting_row</text:span><text:span text:style-name="T23">, mnożony przez </text:span><text:span text:style-name="T6">factor. </text:span><text:span text:style-name="T24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39"><text:span text:style-name="T12">int</text:span> <text:span text:style-name="T2">rows_swap</text:span></text:p>
            <text:p text:style-name="P39">(<text:span text:style-name="T12">int</text:span> <text:span text:style-name="T6">i_row_1</text:span>, <text:span text:style-name="T12">int</text:span> <text:span text:style-name="T6">i_row_2</text:span>, <text:a xlink:type="simple" xlink:href="#matrix" text:style-name="Internet_20_link" text:visited-style-name="Visited_20_Internet_20_Link"><text:span text:style-name="T46">MODYFIED </text:span></text:a>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40">Zamienia miejscami wierszy <text:span text:style-name="T6">i_row_1</text:span> i <text:span text:style-name="T6">i_row_2</text:span> macierzy MODYFIED. <text:span text:style-name="T24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24"><text:span text:style-name="T12">int</text:span> <text:span text:style-name="T2">show_matrix</text:span></text:p>
            <text:p text:style-name="P24">(IN 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25">Wypisuje macierz IN <text:span text:style-name="T22">w konsoli. 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18"><text:span text:style-name="T12">int</text:span> <text:span text:style-name="T2">transponent</text:span></text:p>
            <text:p text:style-name="P18">(IN <text:a xlink:type="simple" xlink:href="#matrix" text:style-name="Internet_20_link" text:visited-style-name="Visited_20_Internet_20_Link"><text:span text:style-name="T14">matrix</text:span></text:a>*, OUT 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19">Zapisuje do macierzy OUT <text:span text:style-name="T21">transponowaną</text:span> macierz IN. <text:span text:style-name="T21">W</text:span> przypadku sukcesu zwraca 1, w przeciwnym przypadku 0.</text:p>
          </table:table-cell>
        </table:table-row>
        <table:table-row>
          <table:table-cell table:style-name="Table1.A2" office:value-type="string">
            <text:p text:style-name="P22"><text:span text:style-name="T12">int</text:span> <text:span text:style-name="T2">triangle_form</text:span></text:p>
            <text:p text:style-name="P22">(IN <text:a xlink:type="simple" xlink:href="#matrix" text:style-name="Internet_20_link" text:visited-style-name="Visited_20_Internet_20_Link"><text:span text:style-name="T14">matrix</text:span></text:a>*, OUT 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23">Zapisuje do macierzy OUT macierz IN w postaci schodkowej. <text:span text:style-name="T21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13"><text:bookmark-start text:name="make_matrix"/><text:a xlink:type="simple" xlink:href="#matrix" text:style-name="Internet_20_link" text:visited-style-name="Visited_20_Internet_20_Link"><text:span text:style-name="T14">matrix</text:span></text:a><text:span text:style-name="T1"> </text:span><text:span text:style-name="T2">make_matrix</text:span><text:bookmark-end text:name="make_matrix"/></text:p>
            <text:p text:style-name="P13">(<text:span text:style-name="T12">int</text:span> <text:span text:style-name="T6">n_rows</text:span>, <text:span text:style-name="T12">int</text:span> <text:span text:style-name="T6">n_columns</text:span>)</text:p>
          </table:table-cell>
          <table:table-cell table:style-name="Table1.B2" office:value-type="string">
            <text:p text:style-name="P15">Funkcja tworzy nową macierz o <text:span text:style-name="T6">n_rows</text:span> wierszach i <text:span text:style-name="T6">n_columns</text:span> kolumnach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e" fo:country="BY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e" fo:country="BY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3399ff" fo:font-size="14pt" officeooo:rsid="001a34d1" officeooo:paragraph-rsid="001a34d1" style:font-size-asian="14pt" style:font-size-complex="14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3in" fo:margin-bottom="0.7874in" fo:margin-left="1in" fo:margin-right="0.5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okumentacja do biblioteki funkcji w języku C «matrix», Uladzislau Harbuz 2016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</meta:initial-creator>
    <meta:creation-date>2016-04-29T22:52:56.480516600</meta:creation-date>
    <dc:date>2016-05-10T20:29:50.873469549</dc:date>
    <dc:creator>vlad </dc:creator>
    <meta:editing-duration>PT2H48M56S</meta:editing-duration>
    <meta:editing-cycles>53</meta:editing-cycles>
    <meta:generator>LibreOffice/5.0.4.2$Linux_X86_64 LibreOffice_project/00m0$Build-2</meta:generator>
    <meta:document-statistic meta:table-count="2" meta:image-count="0" meta:object-count="0" meta:page-count="3" meta:paragraph-count="99" meta:word-count="749" meta:character-count="5557" meta:non-whitespace-character-count="4899"/>
  </office:meta>
</office:document-meta>
</file>